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f8b0b"/>
    </style:style>
    <style:style style:name="P2" style:family="paragraph" style:parent-style-name="Standard">
      <style:text-properties officeooo:rsid="001f8b0b" officeooo:paragraph-rsid="001f8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 32 65 33 55 80 Téléphone de l’office de tourisme</text:p>
      <text:p text:style-name="P2">00 32 65 88 74 88 Colfontaine</text:p>
      <text:p text:style-name="P2">00 32 47 41 76 464 Marcasse</text:p>
      <text:p text:style-name="P1">Grâce au Pass Van Gogh (accessible à partir de 12 ans), découvrez l’univers de Van Gogh à un prix avantageux. Pour seulement 8€ par personne, vous avez accès aux quatre sites suivants : </text:p>
      <text:p text:style-name="P1">* Le site de Marcasse : c’est sur le site du charbonnage de Marcasse que Vincent van Gogh est descendu en avril 1879 pour se rendre compte des conditions de travail des mineurs. (Site de Marcasse - Sentier de Saint-Ghislain, 7, 7340 Colfontaine)</text:p>
      <text:p text:style-name="P1"/>
      <text:p text:style-name="P1">* La maison Van Gogh de Wasmes : balise incontournable des « Routes Européennes de Van Gogh » l’artiste y séjourna de décembre 1878 à juillet 1879 (Rue Wilson, 221, 7340 Wasmes)</text:p>
      <text:p text:style-name="P1"/>
      <text:p text:style-name="P1">* La Maison de Cuesmes : dite du Marais, l’artiste y a vécu jusqu’en 1880. Depuis le pavillon d’accueil jusqu’à la maison proprement dite, un parcours scénographique amène le visiteur à la découverte de la vie de Van Gogh. (Rue du Pavillon, 3, 7033 Cuesmes)</text:p>
      <text:p text:style-name="P1"/>
      <text:p text:style-name="P1">* L’ Artothèque : un site où l’on peut admirer une œuvre de Van Gogh, « Les Bêcheurs » (Rue Claude de Bettignies, 1, 7000 Mons)</text:p>
      <text:p text:style-name="P1"/>
      <text:p text:style-name="P1">Par ailleurs, sur réservation préalable auprès de visitMons, vous pouvez obtenir la location gratuite d’un vélo et d’un GPS… pour partir sur les traces de Van Gogh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9T12:39:50.463400854</meta:creation-date>
    <dc:date>2022-06-07T16:25:53.470730323</dc:date>
    <meta:editing-duration>PT30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31" meta:character-count="1263" meta:non-whitespace-character-count="1040"/>
  </office:meta>
</office:document-meta>
</file>